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5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4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1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9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Otsikkodia" presentation:presentation-page-layout-name="Master1-PPL1" draw:id="Slide-256">
        <draw:custom-shape svg:x="7.6508in" svg:y="1.42064in" svg:width="1.8254in" svg:height="1.26984in" draw:id="id63" draw:style-name="a385" draw:name="Suorakulmio 3">
          <svg:title/>
          <svg:desc/>
          <text:p text:style-name="a383" text:class-names="" text:cond-style-name=""><text:span text:style-name="a381" text:class-names="">sarja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508in" svg:y="4in" svg:width="1.8254in" svg:height="1.26984in" draw:id="id64" draw:style-name="a390" draw:name="Suorakulmio 4">
          <svg:title/>
          <svg:desc/>
          <text:p text:style-name="a388" text:class-names="" text:cond-style-name=""><text:span text:style-name="a386" text:class-names="">joukkue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127in" svg:y="4.02381in" svg:width="1.8254in" svg:height="1.26984in" draw:id="id65" draw:style-name="a395" draw:name="Suorakulmio 5">
          <svg:title/>
          <svg:desc/>
          <text:p text:style-name="a393" text:class-names="" text:cond-style-name=""><text:span text:style-name="a391" text:class-names="">yhdyshenkilö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127in" svg:y="1.50794in" svg:width="1.8254in" svg:height="1.26984in" draw:id="id66" draw:style-name="a400" draw:name="Suorakulmio 6">
          <svg:title/>
          <svg:desc/>
          <text:p text:style-name="a398" text:class-names="" text:cond-style-name=""><text:span text:style-name="a396" text:class-names="">turnau</text:span><text:span text:style-name="a397" text:class-names="">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873in" svg:y="0.78572in" svg:width="1.42857in" svg:height="1.01587in" draw:id="id67" draw:style-name="a404" draw:name="Ellipsi 7">
          <svg:title/>
          <svg:desc/>
          <text:p text:style-name="a403" text:class-names="" text:cond-style-name=""><text:span text:style-name="a401" text:class-names="">sarjanimi</text:span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53968in" svg:y="4.96826in" svg:width="1.42857in" svg:height="1.01587in" draw:id="id68" draw:style-name="a408" draw:name="Ellipsi 8">
          <svg:title/>
          <svg:desc/>
          <text:p text:style-name="a407" text:class-names="" text:cond-style-name=""><text:span text:style-name="a405" text:class-names="">nimi</text:span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7619in" svg:y="6.07143in" svg:width="1.42857in" svg:height="1.01587in" draw:id="id69" draw:style-name="a412" draw:name="Ellipsi 9">
          <svg:title/>
          <svg:desc/>
          <text:p text:style-name="a411" text:class-names="" text:cond-style-name=""><text:span text:style-name="a409" text:class-names="">lyhenne</text:span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43651in" svg:y="5.99206in" svg:width="1.42857in" svg:height="1.01587in" draw:id="id70" draw:style-name="a416" draw:name="Ellipsi 10">
          <svg:title/>
          <svg:desc/>
          <text:p text:style-name="a415" text:class-names="" text:cond-style-name=""><text:span text:style-name="a413" text:class-names="">lyhenne</text:span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4603in" svg:y="5.99206in" svg:width="1.42857in" svg:height="1.01587in" draw:id="id71" draw:style-name="a420" draw:name="Ellipsi 11">
          <svg:title/>
          <svg:desc/>
          <text:p text:style-name="a419" text:class-names="" text:cond-style-name=""><text:span text:style-name="a417" text:class-names="">lyhenne</text:span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3492in" svg:y="6.07143in" svg:width="1.42857in" svg:height="1.01587in" draw:id="id72" draw:style-name="a424" draw:name="Ellipsi 12">
          <svg:title/>
          <svg:desc/>
          <text:p text:style-name="a423" text:class-names="" text:cond-style-name=""><text:span text:style-name="a421" text:class-names="">lyhenne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4603in" svg:y="4.72222in" svg:width="1.42857in" svg:height="1.01587in" draw:id="id73" draw:style-name="a428" draw:name="Ellipsi 13">
          <svg:title/>
          <svg:desc/>
          <text:p text:style-name="a427" text:class-names="" text:cond-style-name=""><text:span text:style-name="a425" text:class-names="">lyhenne</text:span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4603in" svg:y="1in" svg:width="1.42857in" svg:height="1.01587in" draw:id="id74" draw:style-name="a432" draw:name="Ellipsi 14">
          <svg:title/>
          <svg:desc/>
          <text:p text:style-name="a431" text:class-names="" text:cond-style-name=""><text:span text:style-name="a429" text:class-names="">lyhenne</text:span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26587in" svg:y="0.14285in" svg:width="1.42857in" svg:height="1.01587in" draw:id="id75" draw:style-name="a436" draw:name="Ellipsi 15">
          <svg:title/>
          <svg:desc/>
          <text:p text:style-name="a435" text:class-names="" text:cond-style-name=""><text:span text:style-name="a433" text:class-names="">lyhenne</text:span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1746in" svg:y1="1.50794in" draw:start-shape="id74" draw:start-glue-point="1" svg:x2="3.34127in" svg:y2="1.88889in" draw:id="id76" draw:style-name="a437" draw:name="Suora yhdysviiva 17">
          <svg:title/>
          <svg:desc/>
        </draw:connector>
        <draw:connector draw:type="line" svg:x1="2.98015in" svg:y1="1.15873in" draw:start-shape="id75" draw:start-glue-point="2" svg:x2="3.34127in" svg:y2="1.69841in" draw:id="id77" draw:style-name="a438" draw:name="Suora yhdysviiva 18">
          <svg:title/>
          <svg:desc/>
        </draw:connector>
        <draw:connector draw:type="line" svg:x1="9.47619in" svg:y1="1.69048in" svg:x2="10.19048in" svg:y2="1.42857in" draw:id="id78" draw:style-name="a439" draw:name="Suora yhdysviiva 21">
          <svg:title/>
          <svg:desc/>
        </draw:connector>
        <draw:connector draw:type="line" svg:x1="9.47619in" svg:y1="4.96826in" svg:x2="10.53968in" svg:y2="5.4762in" draw:end-shape="id68" draw:end-glue-point="3" draw:id="id79" draw:style-name="a440" draw:name="Suora yhdysviiva 24">
          <svg:title/>
          <svg:desc/>
        </draw:connector>
        <draw:connector draw:type="line" svg:x1="9.30159in" svg:y1="5.26588in" svg:x2="9.83334in" svg:y2="6.09326in" draw:id="id80" draw:style-name="a441" draw:name="Suora yhdysviiva 27">
          <svg:title/>
          <svg:desc/>
        </draw:connector>
        <draw:connector draw:type="line" svg:x1="4.84921in" svg:y1="6.07143in" draw:start-shape="id72" draw:start-glue-point="0" svg:x2="4.57143in" svg:y2="5.35318in" draw:id="id81" draw:style-name="a442" draw:name="Suora yhdysviiva 30">
          <svg:title/>
          <svg:desc/>
        </draw:connector>
        <draw:connector draw:type="line" svg:x1="3.42064in" svg:y1="6.01191in" svg:x2="3.85714in" svg:y2="5.32342in" draw:id="id82" draw:style-name="a443" draw:name="Suora yhdysviiva 33">
          <svg:title/>
          <svg:desc/>
        </draw:connector>
        <draw:connector draw:type="line" svg:x1="1.96539in" svg:y1="6.14084in" draw:start-shape="id71" draw:start-glue-point="7" svg:x2="3.34127in" svg:y2="5.32342in" draw:id="id83" draw:style-name="a444" draw:name="Suora yhdysviiva 36">
          <svg:title/>
          <svg:desc/>
        </draw:connector>
        <draw:connector draw:type="line" svg:x1="2.1746in" svg:y1="5.23016in" draw:start-shape="id73" draw:start-glue-point="1" svg:x2="3.34127in" svg:y2="4.65873in" draw:end-shape="id65" draw:end-glue-point="3" draw:id="id84" draw:style-name="a445" draw:name="Suora yhdysviiva 39">
          <svg:title/>
          <svg:desc/>
        </draw:connector>
        <draw:connector draw:type="line" svg:x1="5.16667in" svg:y1="2.14286in" draw:start-shape="id66" draw:start-glue-point="1" svg:x2="7.6508in" svg:y2="2.05556in" draw:end-shape="id63" draw:end-glue-point="3" draw:id="id85" draw:style-name="a446" draw:name="Suora yhdysviiva 42">
          <svg:title/>
          <svg:desc/>
        </draw:connector>
        <draw:connector draw:type="line" svg:x1="5.16667in" svg:y1="4.65873in" draw:start-shape="id65" draw:start-glue-point="1" svg:x2="7.6508in" svg:y2="4.63492in" draw:end-shape="id64" draw:end-glue-point="3" draw:id="id86" draw:style-name="a447" draw:name="Suora yhdysviiva 45">
          <svg:title/>
          <svg:desc/>
        </draw:connector>
        <draw:connector draw:type="line" svg:x1="8.56349in" svg:y1="4in" draw:start-shape="id64" draw:start-glue-point="0" svg:x2="8.56349in" svg:y2="2.69048in" draw:end-shape="id63" draw:end-glue-point="2" draw:id="id87" draw:style-name="a448" draw:name="Suora yhdysviiva 48">
          <svg:title/>
          <svg:desc/>
        </draw:connector>
        <draw:custom-shape svg:x="7.9008in" svg:y="3.01191in" svg:width="1.30952in" svg:height="0.55952in" draw:id="id88" draw:style-name="a453" draw:name="Vuokaaviosymboli: Valinta 54">
          <svg:title/>
          <svg:desc/>
          <text:p text:style-name="a451" text:class-names="" text:cond-style-name=""><text:span text:style-name="a449" text:class-names="">kuuluu</text:span><text:span text:style-name="a450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width="1.50202in" svg:height="0.55952in" draw:id="id89" draw:style-name="a457" draw:transform="translate(-0.75101in -0.27976in) rotate(-6.22973) translate(6.40873in 2.12108in)" draw:name="Vuokaaviosymboli: Valinta 55">
          <svg:title/>
          <svg:desc/>
          <text:p text:style-name="a456" text:class-names="" text:cond-style-name=""><text:span text:style-name="a454" text:class-names="">pelataan</text:span><text:span text:style-name="a455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5.55209in" svg:y="4.36707in" svg:width="1.6498in" svg:height="0.55952in" draw:id="id90" draw:style-name="a462" draw:name="Vuokaaviosymboli: Valinta 56">
          <svg:title/>
          <svg:desc/>
          <text:p text:style-name="a460" text:class-names="" text:cond-style-name=""><text:span text:style-name="a458" text:class-names="">ilmoittaa</text:span><text:span text:style-name="a459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5.16667in" svg:y1="2.75in" svg:x2="7.65079in" svg:y2="4.01191in" draw:id="id91" draw:style-name="a463" draw:name="Suora yhdysviiva 57">
          <svg:title/>
          <svg:desc/>
        </draw:connector>
        <draw:custom-shape svg:x="5.35937in" svg:y="3.05168in" svg:width="2.03523in" svg:height="0.69832in" draw:id="id92" draw:style-name="a468" draw:name="Vuokaaviosymboli: Valinta 60">
          <svg:title/>
          <svg:desc/>
          <text:p text:style-name="a466" text:class-names="" text:cond-style-name=""><text:span text:style-name="a464" text:class-names="">ilmoittautuu</text:span><text:span text:style-name="a465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Otsikko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Otsikko ja sisält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Osan ylätunnist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Kaksi sisältökohdetta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tailu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Vain otsikk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yhjä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tsikollinen sisältö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tsikollinen kuv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Otsikko ja pystysuora teksti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Pystysuora otsikko ja teksti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99" draw:style="linear" draw:angle="0" draw:start-color="#81b861" draw:end-color="#6fb242" draw:start-intensity="100%" draw:end-intensity="100%"/>
    <draw:gradient draw:name="a467" draw:style="linear" draw:angle="0" draw:start-color="#71a6db" draw:end-color="#559bdb" draw:start-intensity="100%" draw:end-intensity="100%"/>
    <draw:gradient draw:name="a389" draw:style="linear" draw:angle="0" draw:start-color="#81b861" draw:end-color="#6fb242" draw:start-intensity="100%" draw:end-intensity="100%"/>
    <draw:gradient draw:name="a461" draw:style="linear" draw:angle="0" draw:start-color="#71a6db" draw:end-color="#559bdb" draw:start-intensity="100%" draw:end-intensity="100%"/>
    <draw:gradient draw:name="a394" draw:style="linear" draw:angle="0" draw:start-color="#81b861" draw:end-color="#6fb242" draw:start-intensity="100%" draw:end-intensity="100%"/>
    <draw:gradient draw:name="a384" draw:style="linear" draw:angle="0" draw:start-color="#81b861" draw:end-color="#6fb242" draw:start-intensity="100%" draw:end-intensity="100%"/>
    <draw:gradient draw:name="a452" draw:style="linear" draw:angle="0" draw:start-color="#71a6db" draw:end-color="#559bd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ema" style:page-layout-name="pageLayout1" draw:style-name="a0">
      <draw:frame draw:id="id0" presentation:style-name="a4" draw:name="Otsikon paikkamerkki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uokkaa ots. perustyyl. napsautt.</text:span><text:span text:style-name="a2" text:class-names=""/></text:p>
        </draw:text-box>
        <svg:title/>
        <svg:desc/>
      </draw:frame>
      <draw:frame draw:id="id1" presentation:style-name="a21" draw:name="Tekstin paikkamerkki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tekstin perustyylejä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ides tas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äivämäärän paikkamerkki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Alatunnisteen paikkamerk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n numeron paikkamerkki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Otsikkodia" style:page-layout-name="pageLayout1" draw:style-name="a34">
      <draw:frame draw:id="id5" presentation:style-name="a38" draw:name="Otsikk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uokkaa ots. perustyyl. napsautt.</text:span><text:span text:style-name="a36" text:class-names=""/></text:p>
        </draw:text-box>
        <svg:title/>
        <svg:desc/>
      </draw:frame>
      <draw:frame draw:id="id6" presentation:style-name="a42" draw:name="Alaotsikk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uokkaa alaotsikon perustyyliä napsautt.</text:span><text:span text:style-name="a40" text:class-names=""/></text:p>
        </draw:text-box>
        <svg:title/>
        <svg:desc/>
      </draw:frame>
      <draw:frame draw:id="id7" presentation:style-name="a47" draw:name="Päivämäärän paikkamerkki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Alatunnisteen paikkamerkki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n numeron paikkamerkki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Otsikko-ja-sisältö" style:page-layout-name="pageLayout1" draw:style-name="a55">
      <draw:frame draw:id="id10" presentation:style-name="a59" draw:name="Otsikk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uokkaa ots. perustyyl. napsautt.</text:span><text:span text:style-name="a57" text:class-names=""/></text:p>
        </draw:text-box>
        <svg:title/>
        <svg:desc/>
      </draw:frame>
      <draw:frame draw:id="id11" presentation:style-name="a76" draw:name="Sisällön paikkamerkki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uokkaa tekstin perustyylejä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oinen tas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kolmas tas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ides tas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äivämäärän paikkamerkki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Alatunnisteen paikkamerkki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n numeron paikkamerkki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Osan-ylätunniste" style:page-layout-name="pageLayout1" draw:style-name="a89">
      <draw:frame draw:id="id15" presentation:style-name="a93" draw:name="Otsikk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uokkaa ots. perustyyl. napsautt.</text:span><text:span text:style-name="a91" text:class-names=""/></text:p>
        </draw:text-box>
        <svg:title/>
        <svg:desc/>
      </draw:frame>
      <draw:frame draw:id="id16" presentation:style-name="a97" draw:name="Tekstin paikkamerkki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uokkaa tekstin perustyylejä</text:span></text:p>
            </text:list-item>
          </text:list>
        </draw:text-box>
        <svg:title/>
        <svg:desc/>
      </draw:frame>
      <draw:frame draw:id="id17" presentation:style-name="a102" draw:name="Päivämäärän paikkamerkki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Alatunnisteen paikkamerkki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n numeron paikkamerkki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Kaksi-sisältökohdetta" style:page-layout-name="pageLayout1" draw:style-name="a110">
      <draw:frame draw:id="id20" presentation:style-name="a114" draw:name="Otsikk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uokkaa ots. perustyyl. napsautt.</text:span><text:span text:style-name="a112" text:class-names=""/></text:p>
        </draw:text-box>
        <svg:title/>
        <svg:desc/>
      </draw:frame>
      <draw:frame draw:id="id21" presentation:style-name="a131" draw:name="Sisällön paikkamerkki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uokkaa tekstin perustyylejä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oinen tas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kolmas tas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ides tas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isällön paikkamerkki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uokkaa tekstin perustyylejä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oinen tas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kolmas tas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ides tas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äivämäärän paikkamerkki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Alatunnisteen paikkamerkki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n numeron paikkamerkki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tailu" style:page-layout-name="pageLayout1" draw:style-name="a161">
      <draw:frame draw:id="id26" presentation:style-name="a165" draw:name="Otsikk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uokkaa ots. perustyyl. napsautt.</text:span><text:span text:style-name="a163" text:class-names=""/></text:p>
        </draw:text-box>
        <svg:title/>
        <svg:desc/>
      </draw:frame>
      <draw:frame draw:id="id27" presentation:style-name="a169" draw:name="Tekstin paikkamerkki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uokkaa tekstin perustyylejä</text:span></text:p>
            </text:list-item>
          </text:list>
        </draw:text-box>
        <svg:title/>
        <svg:desc/>
      </draw:frame>
      <draw:frame draw:id="id28" presentation:style-name="a186" draw:name="Sisällön paikkamerkki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uokkaa tekstin perustyylejä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oinen tas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kolmas tas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ides tas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kstin paikkamerkki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uokkaa tekstin perustyylejä</text:span></text:p>
            </text:list-item>
          </text:list>
        </draw:text-box>
        <svg:title/>
        <svg:desc/>
      </draw:frame>
      <draw:frame draw:id="id30" presentation:style-name="a207" draw:name="Sisällön paikkamerkki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uokkaa tekstin perustyylejä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oinen tas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kolmas tas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ides tas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äivämäärän paikkamerkki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Alatunnisteen paikkamerkki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n numeron paikkamerkki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Vain-otsikko" style:page-layout-name="pageLayout1" draw:style-name="a220">
      <draw:frame draw:id="id34" presentation:style-name="a224" draw:name="Otsikk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uokkaa ots. perustyyl. napsautt.</text:span><text:span text:style-name="a222" text:class-names=""/></text:p>
        </draw:text-box>
        <svg:title/>
        <svg:desc/>
      </draw:frame>
      <draw:frame draw:id="id35" presentation:style-name="a229" draw:name="Päivämäärän paikkamerkki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Alatunnisteen paikkamerkki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n numeron paikkamerkki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yhjä" style:page-layout-name="pageLayout1" draw:style-name="a237">
      <draw:frame draw:id="id38" presentation:style-name="a242" draw:name="Päivämäärän paikkamerkki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Alatunnisteen paikkamerkki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n numeron paikkamerkki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tsikollinen-sisältö" style:page-layout-name="pageLayout1" draw:style-name="a250">
      <draw:frame draw:id="id41" presentation:style-name="a254" draw:name="Otsikk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uokkaa ots. perustyyl. napsautt.</text:span><text:span text:style-name="a252" text:class-names=""/></text:p>
        </draw:text-box>
        <svg:title/>
        <svg:desc/>
      </draw:frame>
      <draw:frame draw:id="id42" presentation:style-name="a271" draw:name="Sisällön paikkamerkki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uokkaa tekstin perustyylejä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oinen tas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kolmas tas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ides tas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kstin paikkamerkki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uokkaa tekstin perustyylejä</text:span></text:p>
            </text:list-item>
          </text:list>
        </draw:text-box>
        <svg:title/>
        <svg:desc/>
      </draw:frame>
      <draw:frame draw:id="id44" presentation:style-name="a280" draw:name="Päivämäärän paikkamerkki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Alatunnisteen paikkamerkki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n numeron paikkamerkki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tsikollinen-kuva" style:page-layout-name="pageLayout1" draw:style-name="a288">
      <draw:frame draw:id="id47" presentation:style-name="a292" draw:name="Otsikk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uokkaa ots. perustyyl. napsautt.</text:span><text:span text:style-name="a290" text:class-names=""/></text:p>
        </draw:text-box>
        <svg:title/>
        <svg:desc/>
      </draw:frame>
      <draw:frame draw:id="id48" presentation:style-name="a295" draw:name="Kuvan paikkamerkki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kstin paikkamerkki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uokkaa tekstin perustyylejä</text:span></text:p>
            </text:list-item>
          </text:list>
        </draw:text-box>
        <svg:title/>
        <svg:desc/>
      </draw:frame>
      <draw:frame draw:id="id50" presentation:style-name="a304" draw:name="Päivämäärän paikkamerkki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Alatunnisteen paikkamerkki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n numeron paikkamerkki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Otsikko-ja-pystysuora-teksti" style:page-layout-name="pageLayout1" draw:style-name="a312">
      <draw:frame draw:id="id53" presentation:style-name="a316" draw:name="Otsikk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uokkaa ots. perustyyl. napsautt.</text:span><text:span text:style-name="a314" text:class-names=""/></text:p>
        </draw:text-box>
        <svg:title/>
        <svg:desc/>
      </draw:frame>
      <draw:frame draw:id="id54" presentation:style-name="a333" draw:name="Pystysuoran tekstin paikkamerkki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uokkaa tekstin perustyylejä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oinen tas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kolmas tas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ides tas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äivämäärän paikkamerkki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Alatunnisteen paikkamerk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n numeron paikkamerkki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Pystysuora-otsikko-ja-teksti" style:page-layout-name="pageLayout1" draw:style-name="a346">
      <draw:frame draw:id="id58" presentation:style-name="a350" draw:name="Pystysuora otsikko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uokkaa ots. perustyyl. napsautt.</text:span><text:span text:style-name="a348" text:class-names=""/></text:p>
        </draw:text-box>
        <svg:title/>
        <svg:desc/>
      </draw:frame>
      <draw:frame draw:id="id59" presentation:style-name="a367" draw:name="Pystysuoran tekstin paikkamerkki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uokkaa tekstin perustyylejä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oinen tas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kolmas tas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ides tas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äivämäärän paikkamerkki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Alatunnisteen paikkamerkki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n numeron paikkamerkki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esitys</dc:title>
    <meta:initial-creator>Joona Tervo</meta:initial-creator>
    <dc:creator>Joona Tervo</dc:creator>
    <meta:creation-date>2018-02-21T14:34:08Z</meta:creation-date>
    <dc:date>2018-02-21T14:36:49Z</dc:date>
    <meta:editing-cycles>1</meta:editing-cycles>
    <meta:editing-duration>PT160S</meta:editing-duration>
    <meta:document-statistic meta:paragraph-count="17" meta:word-count="17"/>
  </office:meta>
</office:document-meta>
</file>